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in Window Overview</text:span></text:p>
      <text:p text:style-name="P1"><text:span text:style-name="T1">The main window of the Reticulum GUI is divided into several sections:</text:span></text:p>
      <text:p text:style-name="P1"><text:span text:style-name="T1"/></text:p>
      <text:p text:style-name="P1"><text:span text:style-name="T1">Frequency Combo Box: Select the frequency (433 MHz, 868 MHz, 915 MHz, or 2.4 GHz).</text:span></text:p>
      <text:p text:style-name="P1"><text:span text:style-name="T1">Spreading Factor Combo Box: Choose the spreading factor (7-12).</text:span></text:p>
      <text:p text:style-name="P1"><text:span text:style-name="T1">Coding Rate Combo Box: Select the coding rate (5-8).</text:span></text:p>
      <text:p text:style-name="P1"><text:span text:style-name="T1">Bandwidth Text Box: Enter the bandwidth in kHz.</text:span></text:p>
      <text:p text:style-name="P1"><text:span text:style-name="T1">Transmit Power Text Box: Enter the transmit power in dBm.</text:span></text:p>
      <text:p text:style-name="P1"><text:span text:style-name="T1">Jump Node Checkbox: Enable or disable the jump node feature.</text:span></text:p>
      <text:p text:style-name="P1"><text:span text:style-name="T1">Output Text Area: Displays logs and output messages.</text:span></text:p>
      <text:p text:style-name="P1"><text:span text:style-name="T1">Description Text Area: Displays additional instructions or information.</text:span></text:p>
      <text:p text:style-name="P1"><text:span text:style-name="T1">Buttons:</text:span></text:p>
      <text:p text:style-name="P1"><text:span text:style-name="T1">NomadNet: Run the NomadNet application.</text:span></text:p>
      <text:p text:style-name="P1"><text:span text:style-name="T1">MeshChat: Run the MeshChat application.</text:span></text:p>
      <text:p text:style-name="P1"><text:span text:style-name="T1">Terminal: Run the RNSD terminal.</text:span></text:p>
      <text:p text:style-name="P1"><text:span text:style-name="T1">Save: Save the current configuration as a profile.</text:span></text:p>
      <text:p text:style-name="P1"><text:span text:style-name="T1">Delete: Delete the selected profile.</text:span></text:p>
      <text:p text:style-name="P1"><text:span text:style-name="T1">Flash: Flash the detected ports.</text:span></text:p>
      <text:p text:style-name="P1"><text:span text:style-name="T1">Configuration Options</text:span></text:p>
      <text:p text:style-name="P1"><text:span text:style-name="T1">Frequency</text:span></text:p>
      <text:p text:style-name="P1"><text:span text:style-name="T1">Select the desired frequency from the dropdown menu.</text:span></text:p>
      <text:p text:style-name="P1"><text:span text:style-name="T1"/></text:p>
      <text:p text:style-name="P1"><text:span text:style-name="T1">Spreading Factor</text:span></text:p>
      <text:p text:style-name="P1"><text:span text:style-name="T1">Choose the spreading factor from the dropdown menu.</text:span></text:p>
      <text:p text:style-name="P1"><text:span text:style-name="T1"/></text:p>
      <text:p text:style-name="P1"><text:span text:style-name="T1">Coding Rate</text:span></text:p>
      <text:p text:style-name="P1"><text:span text:style-name="T1">Select the coding rate from the dropdown menu.</text:span></text:p>
      <text:p text:style-name="P1"><text:span text:style-name="T1"/></text:p>
      <text:p text:style-name="P1"><text:span text:style-name="T1">Bandwidth</text:span></text:p>
      <text:p text:style-name="P1"><text:span text:style-name="T1">Enter the bandwidth in kHz.</text:span></text:p>
      <text:p text:style-name="P1"><text:span text:style-name="T1"/></text:p>
      <text:p text:style-name="P1"><text:span text:style-name="T1">Transmit Power</text:span></text:p>
      <text:p text:style-name="P1"><text:span text:style-name="T1">Enter the transmit power in dBm.</text:span></text:p>
      <text:p text:style-name="P1"><text:span text:style-name="T1"/></text:p>
      <text:p text:style-name="P1"><text:span text:style-name="T1">Jump Node</text:span></text:p>
      <text:p text:style-name="P1"><text:span text:style-name="T1">Check or uncheck the box to enable or disable the jump node feature.</text:span></text:p>
      <text:p text:style-name="P1"><text:span text:style-name="T1"/></text:p>
      <text:p text:style-name="P1"><text:span text:style-name="T1">Saving and Loading Profiles</text:span></text:p>
      <text:p text:style-name="P1"><text:span text:style-name="T1">Saving a Profile</text:span></text:p>
      <text:p text:style-name="P1"><text:span text:style-name="T1">Enter the desired configuration settings.</text:span></text:p>
      <text:p text:style-name="P1"><text:span text:style-name="T1">Type a profile name in the "Profile Name" text box.</text:span></text:p>
      <text:p text:style-name="P1"><text:span text:style-name="T1">Click the "Save" button.</text:span></text:p>
      <text:p text:style-name="P1"><text:span text:style-name="T1">Loading a Profile</text:span></text:p>
      <text:p text:style-name="P1"><text:span text:style-name="T1">Select a profile from the dropdown menu.</text:span></text:p>
      <text:p text:style-name="P1"><text:span text:style-name="T1">The fields will be populated with the saved configuration.</text:span></text:p>
      <text:p text:style-name="P1"><text:span text:style-name="T1">Deleting a Profile</text:span></text:p>
      <text:p text:style-name="P1"><text:span text:style-name="T1">Select a profile from the dropdown menu.</text:span></text:p>
      <text:p text:style-name="P1"><text:span text:style-name="T1">Click the "Delete" button.</text:span></text:p>
      <text:p text:style-name="P1"><text:span text:style-name="T1">Running External Applications</text:span></text:p>
      <text:p text:style-name="P1"><text:span text:style-name="T1">NomadNet</text:span></text:p>
      <text:p text:style-name="P1"><text:span text:style-name="T1">Ensure the configuration settings are correct.</text:span></text:p>
      <text:p text:style-name="P1"><text:span text:style-name="T1">Click the "NomadNet" button to start the NomadNet application.</text:span></text:p>
      <text:p text:style-name="P1"><text:span text:style-name="T1">MeshChat</text:span></text:p>
      <text:p text:style-name="P1"><text:span text:style-name="T1">Ensure the configuration settings are correct.</text:span></text:p>
      <text:p text:style-name="P1"><text:span text:style-name="T1">Click the "MeshChat" button to start the MeshChat application.</text:span></text:p>
      <text:p text:style-name="P1"><text:span text:style-name="T1">Terminal</text:span></text:p>
      <text:p text:style-name="P1"><text:span text:style-name="T1">Ensure the configuration settings are correct.</text:span></text:p>
      <text:p text:style-name="P1"><text:span text:style-name="T1">Click the "Terminal" button to start the RNSD terminal.</text:span></text:p>
      <text:p text:style-name="P1"><text:span text:style-name="T1">Flashing Ports</text:span></text:p>
      <text:p text:style-name="P1"><text:span text:style-name="T1">Click the "Flash" button.</text:span></text:p>
      <text:p text:style-name="P1"><text:span text:style-name="T1">The application will display the detected ports in the output text area.</text:span></text:p>
      <text:p text:style-name="P1"><text:span text:style-name="T1">Troubleshooting</text:span></text:p>
      <text:p text:style-name="P1"><text:span text:style-name="T1">Common Issues</text:span></text:p>
      <text:p text:style-name="P1"><text:span text:style-name="T1">Incorrect Bandwidth or Transmit Power Format: Ensure the bandwidth and transmit power fields contain valid numbers.</text:span></text:p>
      <text:p text:style-name="P1"><text:span text:style-name="T1">Profile Name Already Exists: Use a unique profile name when saving a new profile.</text:span></text:p>
      <text:p text:style-name="P1"><text:span text:style-name="T1">Profile Cannot be Deleted: Default and "Select Profile" cannot be deleted.</text:span></text:p>
      <text:p text:style-name="P1"><text:span text:style-name="T1">Logs and Output</text:span></text:p>
      <text:p text:style-name="P1"><text:span text:style-name="T1">Check the output text area for logs and messages to diagnose issue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